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ondensed Black" svg:font-family="'Noto Serif Condensed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-asian="Noto Serif Condensed Black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機械の予知保全のためのAI化業務の具体化</text:p>
      <text:p text:style-name="Standard"/>
      <text:p text:style-name="Standard">保全業務の最適化（早期発見、早期対応）</text:p>
      <text:p text:style-name="Standard"/>
      <text:p text:style-name="Standard">保全担当者の業務軽減</text:p>
      <text:p text:style-name="Standard"/>
      <text:p text:style-name="Standard">巡回による確認</text:p>
      <text:p text:style-name="Standard">振動による異常</text:p>
      <text:p text:style-name="Standard">異音の誤判定、10％</text:p>
      <text:p text:style-name="Standard">正常音の誤判定　15％</text:p>
      <text:p text:style-name="Standard">異音が発生しているのに気づけない70％</text:p>
      <text:p text:style-name="Standard">オーバーホールの回避</text:p>
      <text:p text:style-name="Standard"/>
      <text:p text:style-name="Standard">音による故障（に至る）判定</text:p>
      <text:p text:style-name="Standard">経年劣化などを考慮して、マイクなどセンサーを配置、巡回による判定を8割削減</text:p>
      <text:p text:style-name="Standard"/>
      <text:p text:style-name="Standard">想定効果</text:p>
      <text:p text:style-name="P1">・予測結果の活用方針　故障予測の結果を何に活用するか</text:p>
      <text:p text:style-name="P1">・目標設計　精度目標をどのように設定するか</text:p>
      <text:p text:style-name="P1">・対象データ　対象データはなにか</text:p>
      <text:p text:style-name="P1">・モデリング方針　モデリングに際し、学習用データの期間はどれぐらいとす</text:p>
      <text:p text:style-name="P1">・モデリング評価方針　どの様は指標を用いて構築モデルを評価すべきか</text:p>
      <text:p text:style-name="P1">・想定効果　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ondensed Black" svg:font-family="'Noto Serif Condensed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4:41:20.475107972</meta:creation-date>
    <meta:generator>LibreOffice/6.4.6.2$Linux_X86_64 LibreOffice_project/40$Build-2</meta:generator>
    <dc:date>2020-12-14T15:58:18.388098847</dc:date>
    <meta:editing-duration>PT38M40S</meta:editing-duration>
    <meta:editing-cycles>2</meta:editing-cycles>
    <meta:document-statistic meta:table-count="0" meta:image-count="0" meta:object-count="0" meta:page-count="1" meta:paragraph-count="18" meta:word-count="293" meta:character-count="304" meta:non-whitespace-character-count="297"/>
  </office:meta>
</office:document-meta>
</file>